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0066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111111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2cm"/>
    </style:style>
    <style:style style:name="gr9" style:family="graphic" style:parent-style-name="standard">
      <style:graphic-properties draw:stroke="none" svg:stroke-color="#000000" draw:fill="none" draw:fill-color="#ffffff" fo:min-height="1.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cm"/>
    </style:style>
    <style:style style:name="gr12" style:family="graphic" style:parent-style-name="standard">
      <style:graphic-properties draw:stroke="none" svg:stroke-color="#000000" draw:fill="none" draw:fill-color="#ffffff" fo:min-height="1.7cm"/>
    </style:style>
    <style:style style:name="gr13" style:family="graphic" style:parent-style-name="standard">
      <style:graphic-properties draw:stroke="none" svg:stroke-color="#000000" draw:fill="none" draw:fill-color="#ffffff" fo:min-height="1.6cm"/>
    </style:style>
    <style:style style:name="gr14" style:family="graphic" style:parent-style-name="standard">
      <style:graphic-properties draw:stroke="none" svg:stroke-color="#000000" draw:fill="none" draw:fill-color="#ffffff" fo:min-height="1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8.2cm" svg:x="6.8cm" svg:y="4.2cm">
          <text:p text:style-name="P1">Ov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8.3cm" svg:height="2.25cm" svg:x="1.3cm" svg:y="1.3cm">
          <draw:text-box>
            <text:p text:style-name="P2"><text:span text:style-name="T1">Gas Chromatograph – Outline Design 1 (Mechanical)</text:span></text:p>
          </draw:text-box>
        </draw:frame>
        <draw:custom-shape draw:style-name="gr3" draw:text-style-name="P1" xml:id="id1" draw:id="id1" draw:layer="layout" svg:width="2.5cm" svg:height="2.5cm" svg:x="1.2cm" svg:y="7.7cm">
          <text:p text:style-name="P1">Air<text:line-break/>Pu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6.2cm" svg:height="0.7cm" svg:x="7.3cm" svg:y="5.8cm">
          <text:p text:style-name="P1">Control Colum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cm" svg:y1="8.95cm" svg:x2="7.3cm" svg:y2="6.15cm" draw:start-shape="id1" draw:start-glue-point="10" draw:end-shape="id2" draw:end-glue-point="3" svg:d="M3700 8950h1801v-2800h1799" svg:viewBox="0 0 3601 2801">
          <text:p/>
        </draw:connector>
        <draw:custom-shape draw:style-name="gr3" draw:text-style-name="P1" xml:id="id3" draw:id="id3" draw:layer="layout" svg:width="6.2cm" svg:height="0.7cm" svg:x="7.301cm" svg:y="10.501cm">
          <text:p text:style-name="P1">Sample Column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7cm" svg:height="3.3cm" svg:x="5.9cm" svg:y="12.8cm">
          <text:p text:style-name="P1">Sample Injecto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7cm" svg:y1="8.95cm" svg:x2="7.301cm" svg:y2="10.851cm" draw:start-shape="id1" draw:start-glue-point="10" draw:end-shape="id3" draw:end-glue-point="3" svg:d="M3700 8950h1801v1901h1800" svg:viewBox="0 0 3602 1902">
          <text:p/>
        </draw:connector>
        <draw:connector draw:style-name="gr4" draw:text-style-name="P1" draw:layer="layout" svg:x1="6.25cm" svg:y1="12.8cm" svg:x2="7.301cm" svg:y2="10.851cm" draw:start-shape="id4" draw:start-glue-point="0" draw:end-shape="id3" draw:end-glue-point="3" svg:d="M6250 12800v-1949h1051" svg:viewBox="0 0 1052 1950">
          <text:p/>
        </draw:connector>
        <draw:custom-shape draw:style-name="gr3" draw:text-style-name="P1" xml:id="id5" draw:id="id5" draw:layer="layout" svg:width="3.9cm" svg:height="1cm" svg:x="15.1cm" svg:y="7.2cm">
          <text:p text:style-name="P1">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3.9cm" svg:height="1cm" svg:x="15.102cm" svg:y="8.202cm">
          <text:p text:style-name="P1">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5cm" svg:y1="6.15cm" svg:x2="15.1cm" svg:y2="7.7cm" draw:start-shape="id2" draw:start-glue-point="1" draw:end-shape="id5" draw:end-glue-point="3" svg:d="M13500 6150h800v1550h800" svg:viewBox="0 0 1601 1551">
          <text:p/>
        </draw:connector>
        <draw:connector draw:style-name="gr4" draw:text-style-name="P1" draw:layer="layout" svg:x1="13.501cm" svg:y1="10.851cm" svg:x2="15.102cm" svg:y2="8.702cm" draw:start-shape="id3" draw:end-shape="id6" draw:end-glue-point="3" svg:d="M13501 10851h801v-2149h800" svg:viewBox="0 0 1602 2150">
          <text:p/>
        </draw:connector>
        <draw:connector draw:style-name="gr4" draw:text-style-name="P1" draw:layer="layout" draw:type="line" svg:x1="19cm" svg:y1="7.7cm" svg:x2="19.901cm" svg:y2="7.765cm" draw:start-shape="id5" draw:start-glue-point="1" svg:d="M19000 7700l901 65" svg:viewBox="0 0 902 66">
          <text:p/>
        </draw:connector>
        <draw:connector draw:style-name="gr4" draw:text-style-name="P1" draw:layer="layout" draw:type="line" svg:x1="19.002cm" svg:y1="8.702cm" svg:x2="20.074cm" svg:y2="8.628cm" draw:start-shape="id6" draw:start-glue-point="1" svg:d="M19002 8702l1072-74" svg:viewBox="0 0 1073 75">
          <text:p/>
        </draw:connector>
      </draw:page>
      <draw:page draw:name="page2" draw:style-name="dp1" draw:master-page-name="Default">
        <draw:frame draw:style-name="gr2" draw:text-style-name="P2" draw:layer="layout" svg:width="18.3cm" svg:height="2.25cm" svg:x="1.3cm" svg:y="1.3cm">
          <draw:text-box>
            <text:p text:style-name="P2"><text:span text:style-name="T1">Gas Chromatograph – Outline Design 2 (Detector)</text:span></text:p>
          </draw:text-box>
        </draw:frame>
        <draw:custom-shape draw:style-name="gr5" draw:text-style-name="P1" xml:id="id12" draw:id="id12" draw:layer="layout" svg:width="15.8cm" svg:height="1.6cm" svg:x="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7" draw:id="id17" draw:layer="layout" svg:width="15.8cm" svg:height="1.6cm" svg:x="2.402cm" svg:y="9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xml:id="id7" draw:id="id7" draw:layer="layout" svg:width="0.6cm" svg:height="0.6cm" svg:x="3.6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" draw:layer="layout" draw:type="line" svg:x1="3.9cm" svg:y1="8.1cm" svg:x2="3.394cm" svg:y2="5.982cm" draw:start-shape="id7" draw:start-glue-point="4" svg:d="M3900 8100l-506-2118" svg:viewBox="0 0 507 2119">
            <text:p/>
          </draw:connector>
          <draw:connector draw:style-name="gr7" draw:text-style-name="P1" draw:layer="layout" draw:type="line" svg:x1="3.9cm" svg:y1="8.1cm" svg:x2="4.372cm" svg:y2="5.982cm" draw:start-shape="id7" draw:start-glue-point="4" svg:d="M3900 8100l472-2118" svg:viewBox="0 0 473 2119">
            <text:p/>
          </draw:connector>
        </draw:g>
        <draw:g>
          <draw:custom-shape draw:style-name="gr6" draw:text-style-name="P1" xml:id="id8" draw:id="id8" draw:layer="layout" svg:width="0.6cm" svg:height="0.6cm" svg:x="15.901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" draw:layer="layout" draw:type="line" svg:x1="16.201cm" svg:y1="8.102cm" svg:x2="15.695cm" svg:y2="5.984cm" draw:start-shape="id8" draw:start-glue-point="4" svg:d="M16201 8102l-506-2118" svg:viewBox="0 0 507 2119">
            <text:p/>
          </draw:connector>
          <draw:connector draw:style-name="gr7" draw:text-style-name="P1" draw:layer="layout" draw:type="line" svg:x1="16.201cm" svg:y1="8.102cm" svg:x2="16.673cm" svg:y2="5.984cm" draw:start-shape="id8" draw:start-glue-point="4" svg:d="M16201 8102l472-2118" svg:viewBox="0 0 473 2119">
            <text:p/>
          </draw:connector>
        </draw:g>
        <draw:g xml:id="id14" draw:id="id14">
          <draw:custom-shape draw:style-name="gr6" draw:text-style-name="P1" xml:id="id9" draw:id="id9" draw:layer="layout" svg:width="0.6cm" svg:height="0.6cm" svg:x="3.602cm" svg:y="9.9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</draw:custom-shape>
          <draw:connector draw:style-name="gr7" draw:text-style-name="P1" draw:layer="layout" draw:type="line" svg:x1="3.902cm" svg:y1="10.586cm" svg:x2="3.396cm" svg:y2="12.704cm" draw:start-shape="id9" draw:start-glue-point="4" svg:d="M3902 10586l-506 2118" svg:viewBox="0 0 507 2119">
            <text:p/>
          </draw:connector>
          <draw:connector draw:style-name="gr7" draw:text-style-name="P1" draw:layer="layout" draw:type="line" svg:x1="3.902cm" svg:y1="10.586cm" svg:x2="4.374cm" svg:y2="12.704cm" draw:start-shape="id9" draw:start-glue-point="4" svg:d="M3902 10586l472 2118" svg:viewBox="0 0 473 2119">
            <text:p/>
          </draw:connector>
        </draw:g>
        <draw:g xml:id="id16" draw:id="id16">
          <draw:custom-shape draw:style-name="gr6" draw:text-style-name="P1" xml:id="id10" draw:id="id10" draw:layer="layout" svg:width="0.6cm" svg:height="0.6cm" svg:x="15.903cm" svg:y="9.9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</draw:custom-shape>
          <draw:connector draw:style-name="gr7" draw:text-style-name="P1" draw:layer="layout" draw:type="line" svg:x1="16.203cm" svg:y1="10.584cm" svg:x2="15.697cm" svg:y2="12.702cm" draw:start-shape="id10" draw:start-glue-point="4" svg:d="M16203 10584l-506 2118" svg:viewBox="0 0 507 2119">
            <text:p/>
          </draw:connector>
          <draw:connector draw:style-name="gr7" draw:text-style-name="P1" draw:layer="layout" draw:type="line" svg:x1="16.203cm" svg:y1="10.584cm" svg:x2="16.675cm" svg:y2="12.702cm" draw:start-shape="id10" draw:start-glue-point="4" svg:d="M16203 10584l472 2118" svg:viewBox="0 0 473 2119">
            <text:p/>
          </draw:connector>
        </draw:g>
        <draw:frame draw:style-name="gr8" xml:id="id11" draw:id="id11" draw:layer="layout" svg:width="7.2cm" svg:height="3.095cm" svg:x="6.1cm" svg:y="3cm">
          <draw:text-box>
            <text:p>Copper Tubes Bonded together, and cooled passively by ambient air.</text:p>
          </draw:text-box>
        </draw:frame>
        <draw:connector draw:style-name="gr4" draw:text-style-name="P1" draw:layer="layout" draw:type="line" svg:x1="9.7cm" svg:y1="6.095cm" svg:x2="10.3cm" svg:y2="7.6cm" draw:start-shape="id11" draw:start-glue-point="2" draw:end-shape="id12" draw:end-glue-point="0" svg:d="M9700 6095l600 1505" svg:viewBox="0 0 601 1506">
          <text:p/>
        </draw:connector>
        <draw:frame draw:style-name="gr8" xml:id="id13" draw:id="id13" draw:layer="layout" svg:width="7.2cm" svg:height="2.45cm" svg:x="2.5cm" svg:y="16.001cm">
          <draw:text-box>
            <text:p>Thermistors measure inlet and outlet temperature.</text:p>
          </draw:text-box>
        </draw:frame>
        <draw:connector draw:style-name="gr4" draw:text-style-name="P1" draw:layer="layout" draw:type="line" svg:x1="6.1cm" svg:y1="16.001cm" svg:x2="3.885cm" svg:y2="12.704cm" draw:start-shape="id13" draw:start-glue-point="0" draw:end-shape="id14" svg:d="M6100 16001l-2215-3297" svg:viewBox="0 0 2216 3298">
          <text:p/>
        </draw:connector>
        <draw:frame draw:style-name="gr8" xml:id="id15" draw:id="id15" draw:layer="layout" svg:width="7.2cm" svg:height="5.939cm" svg:x="12.1cm" svg:y="15.061cm">
          <draw:text-box>
            <text:p>Higher conductivity gases will cool more as <text:s/>they pass through the tubes, leading to a difference between the control and sample tube thermistor readings.</text:p>
          </draw:text-box>
        </draw:frame>
        <draw:connector draw:style-name="gr4" draw:text-style-name="P1" draw:layer="layout" draw:type="line" svg:x1="15.7cm" svg:y1="15.061cm" svg:x2="16.186cm" svg:y2="12.702cm" draw:start-shape="id15" draw:start-glue-point="0" draw:end-shape="id16" draw:end-glue-point="2" svg:d="M15700 15061l486-2359" svg:viewBox="0 0 487 2360">
          <text:p/>
        </draw:connector>
        <draw:connector draw:style-name="gr4" draw:text-style-name="P1" draw:layer="layout" draw:type="line" svg:x1="1.496cm" svg:y1="8.513cm" svg:x2="2.4cm" svg:y2="8.4cm" draw:end-shape="id12" draw:end-glue-point="3" svg:d="M1496 8513l904-113" svg:viewBox="0 0 905 114">
          <text:p/>
        </draw:connector>
        <draw:connector draw:style-name="gr4" draw:text-style-name="P1" draw:layer="layout" draw:type="line" svg:x1="1.496cm" svg:y1="10.238cm" svg:x2="2.402cm" svg:y2="10.102cm" draw:end-shape="id17" draw:end-glue-point="3" svg:d="M1496 10238l906-136" svg:viewBox="0 0 907 137">
          <text:p/>
        </draw:connector>
        <draw:connector draw:style-name="gr4" draw:text-style-name="P1" draw:layer="layout" draw:type="line" svg:x1="18.2cm" svg:y1="8.4cm" svg:x2="19.441cm" svg:y2="8.455cm" draw:start-shape="id12" draw:start-glue-point="1" svg:d="M18200 8400l1241 55" svg:viewBox="0 0 1242 56">
          <text:p/>
        </draw:connector>
        <draw:connector draw:style-name="gr4" draw:text-style-name="P1" draw:layer="layout" draw:type="line" svg:x1="18.202cm" svg:y1="10.102cm" svg:x2="19.556cm" svg:y2="10.066cm" draw:start-shape="id17" draw:start-glue-point="1" svg:d="M18202 10102l1354-36" svg:viewBox="0 0 1355 37">
          <text:p/>
        </draw:connector>
        <draw:frame draw:style-name="gr8" draw:layer="layout" svg:width="16.8cm" svg:height="3.095cm" svg:x="1.9cm" svg:y="23.8cm">
          <draw:text-box>
            <text:p>Thermistor spacing in prototype is 10 cm. <text:s/>If we get too much cooling and the gas is approaching ambient temperature by the time it gets to the outlet thermistor, we will have to shorten the length of the tube.</text:p>
          </draw:text-box>
        </draw:frame>
        <draw:frame draw:style-name="gr9" draw:layer="layout" svg:width="1.7cm" svg:height="1.55cm" svg:x="16.5cm" svg:y="5.5cm">
          <draw:text-box>
            <text:p>Tc</text:p>
          </draw:text-box>
        </draw:frame>
        <draw:frame draw:style-name="gr9" draw:layer="layout" svg:width="1.7cm" svg:height="1.55cm" svg:x="16.7cm" svg:y="11.8cm">
          <draw:text-box>
            <text:p>Ts</text:p>
          </draw:text-box>
        </draw:frame>
      </draw:page>
      <draw:page draw:name="page3" draw:style-name="dp1" draw:master-page-name="Default">
        <draw:frame draw:style-name="gr2" draw:text-style-name="P2" draw:layer="layout" svg:width="18.3cm" svg:height="2.25cm" svg:x="1.3cm" svg:y="1.3cm">
          <draw:text-box>
            <text:p text:style-name="P2"><text:span text:style-name="T1">Gas Chromatograph – Outline Design 3 (Measurement)</text:span></text:p>
          </draw:text-box>
        </draw:frame>
        <draw:custom-shape draw:style-name="gr3" draw:text-style-name="P1" xml:id="id18" draw:id="id18" draw:layer="layout" svg:width="2.3cm" svg:height="0.9cm" svg:x="5.4cm" svg:y="6.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2.3cm" svg:height="0.9cm" svg:x="10.401cm" svg:y="6.801cm">
          <text:p text:style-name="P1">R2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2.3cm" svg:height="0.9cm" svg:x="5.402cm" svg:y="9.702cm">
          <text:p text:style-name="P1">Rc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2.3cm" svg:height="0.9cm" svg:x="10.403cm" svg:y="9.703cm">
          <text:p text:style-name="P1">R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4cm" svg:y1="7.25cm" svg:x2="5.402cm" svg:y2="10.152cm" draw:start-shape="id18" draw:start-glue-point="3" draw:end-shape="id19" draw:end-glue-point="3" svg:d="M5400 7250h-501v2902h503" svg:viewBox="0 0 504 2903">
          <text:p/>
        </draw:connector>
        <draw:connector draw:style-name="gr10" draw:text-style-name="P1" draw:layer="layout" svg:x1="12.701cm" svg:y1="7.251cm" svg:x2="12.703cm" svg:y2="10.153cm" draw:start-shape="id20" draw:start-glue-point="1" draw:end-shape="id21" draw:end-glue-point="1" svg:d="M12701 7251h503v2902h-501" svg:viewBox="0 0 504 2903">
          <text:p/>
        </draw:connector>
        <draw:custom-shape draw:style-name="gr3" draw:text-style-name="P1" xml:id="id22" draw:id="id22" draw:layer="layout" svg:width="1.3cm" svg:height="1.3cm" svg:x="8.3cm" svg:y="4.6cm">
          <text:p text:style-name="P1">+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8.95cm" svg:y1="5.9cm" svg:x2="10.401cm" svg:y2="7.251cm" draw:start-shape="id22" draw:start-glue-point="8" draw:end-shape="id20" draw:end-glue-point="3" svg:d="M8950 5900v1351h1451" svg:viewBox="0 0 1452 1352">
          <text:p/>
        </draw:connector>
        <draw:connector draw:style-name="gr10" draw:text-style-name="P1" draw:layer="layout" svg:x1="8.95cm" svg:y1="5.9cm" svg:x2="7.7cm" svg:y2="7.25cm" draw:start-shape="id22" draw:start-glue-point="8" draw:end-shape="id18" draw:end-glue-point="1" svg:d="M8950 5900v1350h-1250" svg:viewBox="0 0 1251 1351">
          <text:p/>
        </draw:connector>
        <draw:custom-shape draw:style-name="gr3" draw:text-style-name="P1" xml:id="id23" draw:id="id23" draw:layer="layout" svg:width="1.3cm" svg:height="1.3cm" svg:x="8.302cm" svg:y="11.602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8.952cm" svg:y1="11.602cm" svg:x2="10.403cm" svg:y2="10.153cm" draw:start-shape="id23" draw:start-glue-point="4" draw:end-shape="id21" draw:end-glue-point="3" svg:d="M8952 11602v-1449h1451" svg:viewBox="0 0 1452 1450">
          <text:p/>
        </draw:connector>
        <draw:connector draw:style-name="gr10" draw:text-style-name="P1" draw:layer="layout" svg:x1="8.952cm" svg:y1="11.602cm" svg:x2="7.702cm" svg:y2="10.152cm" draw:start-shape="id23" draw:start-glue-point="4" draw:end-shape="id19" draw:end-glue-point="1" svg:d="M8952 11602v-1450h-1250" svg:viewBox="0 0 1251 1451">
          <text:p/>
        </draw:connector>
        <draw:custom-shape draw:style-name="gr3" draw:text-style-name="P1" xml:id="id24" draw:id="id24" draw:layer="layout" svg:width="1.3cm" svg:height="1.3cm" svg:x="8.302cm" svg:y="15.102cm">
          <text:p text:style-name="P1">V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5.4cm" svg:y1="7.25cm" svg:x2="8.302cm" svg:y2="15.752cm" draw:start-shape="id18" draw:start-glue-point="3" draw:end-shape="id24" draw:end-glue-point="6" svg:d="M5400 7250h-501v8502h3403" svg:viewBox="0 0 3404 8503">
          <text:p/>
        </draw:connector>
        <draw:connector draw:style-name="gr10" draw:text-style-name="P1" draw:layer="layout" svg:x1="12.701cm" svg:y1="7.251cm" svg:x2="9.602cm" svg:y2="15.752cm" draw:start-shape="id20" draw:start-glue-point="1" draw:end-shape="id24" draw:end-glue-point="10" svg:d="M12701 7251h501v8501h-3600" svg:viewBox="0 0 3601 8502">
          <text:p/>
        </draw:connector>
        <draw:frame draw:style-name="gr11" draw:layer="layout" svg:width="4.3cm" svg:height="1.673cm" svg:x="14.4cm" svg:y="6.7cm">
          <draw:text-box>
            <text:p>Fixed Resistors</text:p>
          </draw:text-box>
        </draw:frame>
        <draw:frame draw:style-name="gr12" draw:layer="layout" svg:width="4.4cm" svg:height="2.384cm" svg:x="14.6cm" svg:y="9.5cm">
          <draw:text-box>
            <text:p>Control and Sample Thermistors</text:p>
          </draw:text-box>
        </draw:frame>
      </draw:page>
      <draw:page draw:name="page4" draw:style-name="dp1" draw:master-page-name="Default">
        <draw:custom-shape draw:style-name="gr5" draw:text-style-name="P1" xml:id="id32" draw:id="id32" draw:layer="layout" svg:width="2.1cm" svg:height="2.1cm" svg:x="9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8.3cm" svg:height="2.25cm" svg:x="1.3cm" svg:y="1.3cm">
          <draw:text-box>
            <text:p text:style-name="P2"><text:span text:style-name="T1">Gas Chromatograph – Outline Design 4 (Power Control)</text:span></text:p>
          </draw:text-box>
        </draw:frame>
        <draw:custom-shape draw:style-name="gr3" draw:text-style-name="P1" xml:id="id25" draw:id="id25" draw:layer="layout" svg:width="1.3cm" svg:height="1.3cm" svg:x="2.3cm" svg:y="12.5cm">
          <text:p text:style-name="P1">D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2.1cm" svg:height="0.8cm" svg:x="5.6cm" svg:y="12.7cm">
          <text:p text:style-name="P1">1k0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6cm" svg:y1="13.15cm" svg:x2="5.6cm" svg:y2="13.1cm" draw:start-shape="id25" draw:start-glue-point="10" draw:end-shape="id26" draw:end-glue-point="3" svg:d="M3600 13150h1001v-50h999" svg:viewBox="0 0 2001 51">
          <text:p/>
        </draw:connector>
        <draw:custom-shape draw:style-name="gr5" draw:text-style-name="P1" xml:id="id27" draw:id="id27" draw:layer="layout" svg:width="0.2cm" svg:height="1.5cm" svg:x="10.2cm" svg:y="12.4cm">
          <text:p/>
          <draw:enhanced-geometry svg:viewBox="0 0 21600 21600" draw:type="rectangle" draw:enhanced-path="M 0 0 L 21600 0 21600 21600 0 21600 0 0 Z N"/>
        </draw:custom-shape>
        <draw:line draw:style-name="gr4" draw:text-style-name="P1" xml:id="id34" draw:id="id34" draw:layer="layout" svg:x1="10.4cm" svg:y1="13.4cm" svg:x2="11.1cm" svg:y2="14.2cm">
          <text:p/>
        </draw:line>
        <draw:line draw:style-name="gr7" draw:text-style-name="P1" xml:id="id33" draw:id="id33" draw:layer="layout" svg:x1="10.3cm" svg:y1="13cm" svg:x2="11cm" svg:y2="12.4cm">
          <text:p/>
        </draw:line>
        <draw:connector draw:style-name="gr10" draw:text-style-name="P1" draw:layer="layout" svg:x1="7.7cm" svg:y1="13.1cm" svg:x2="10.2cm" svg:y2="13.15cm" draw:start-shape="id26" draw:start-glue-point="1" draw:end-shape="id27" draw:end-glue-point="3" svg:d="M7700 13100h1250v50h1250" svg:viewBox="0 0 2501 51">
          <text:p/>
        </draw:connector>
        <draw:custom-shape draw:style-name="gr3" draw:text-style-name="P1" xml:id="id28" draw:id="id28" draw:layer="layout" svg:width="1cm" svg:height="2.3cm" svg:x="9.5cm" svg:y="6cm">
          <text:p text:style-name="P1">22R</text:p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1cm" svg:height="2.3cm" svg:x="10.953cm" svg:y="6.001cm">
          <text:p text:style-name="P1">22R</text:p>
          <draw:enhanced-geometry svg:viewBox="0 0 21600 21600" draw:type="rectangle" draw:enhanced-path="M 0 0 L 21600 0 21600 21600 0 21600 0 0 Z N"/>
        </draw:custom-shape>
        <draw:custom-shape draw:style-name="gr3" draw:text-style-name="P1" xml:id="id31" draw:id="id31" draw:layer="layout" svg:width="1cm" svg:height="2.3cm" svg:x="12.553cm" svg:y="6.001cm">
          <text:p text:style-name="P1">22R</text:p>
          <draw:enhanced-geometry svg:viewBox="0 0 21600 21600" draw:type="rectangle" draw:enhanced-path="M 0 0 L 21600 0 21600 21600 0 21600 0 0 Z N"/>
        </draw:custom-shape>
        <draw:custom-shape draw:style-name="gr3" draw:text-style-name="P1" xml:id="id29" draw:id="id29" draw:layer="layout" svg:width="1.3cm" svg:height="1.3cm" svg:x="10.802cm" svg:y="2.802cm">
          <text:p text:style-name="P1">+12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0cm" svg:y1="6cm" svg:x2="11.452cm" svg:y2="4.102cm" draw:start-shape="id28" draw:start-glue-point="0" draw:end-shape="id29" draw:end-glue-point="8" svg:d="M10000 6000v-948h1452v-950" svg:viewBox="0 0 1453 1899">
          <text:p/>
        </draw:connector>
        <draw:connector draw:style-name="gr10" draw:text-style-name="P1" draw:layer="layout" svg:x1="11.453cm" svg:y1="6.001cm" svg:x2="11.452cm" svg:y2="4.102cm" draw:start-shape="id30" draw:start-glue-point="0" draw:end-shape="id29" draw:end-glue-point="8" svg:d="M11453 6001v-949h-1v-950" svg:viewBox="0 0 2 1900">
          <text:p/>
        </draw:connector>
        <draw:connector draw:style-name="gr10" draw:text-style-name="P1" draw:layer="layout" svg:x1="13.053cm" svg:y1="6.001cm" svg:x2="11.452cm" svg:y2="4.102cm" draw:start-shape="id31" draw:start-glue-point="0" draw:end-shape="id29" draw:end-glue-point="8" svg:d="M13053 6001v-949h-1601v-950" svg:viewBox="0 0 1602 1900">
          <text:p/>
        </draw:connector>
        <draw:connector draw:style-name="gr10" draw:text-style-name="P1" draw:layer="layout" svg:x1="13.053cm" svg:y1="8.301cm" svg:x2="11.293cm" svg:y2="12.507cm" draw:start-shape="id31" draw:start-glue-point="2" draw:end-shape="id32" draw:end-glue-point="11" svg:d="M13053 8301v1950h-1760v2256" svg:viewBox="0 0 1761 4207">
          <text:p/>
        </draw:connector>
        <draw:connector draw:style-name="gr10" draw:text-style-name="P1" draw:layer="layout" svg:x1="11.453cm" svg:y1="8.301cm" svg:x2="11cm" svg:y2="12.7cm" draw:start-shape="id30" draw:start-glue-point="2" draw:end-shape="id33" draw:end-glue-point="1" svg:d="M11453 8301v2050h48v2349h-501" svg:viewBox="0 0 502 4400">
          <text:p/>
        </draw:connector>
        <draw:connector draw:style-name="gr10" draw:text-style-name="P1" draw:layer="layout" svg:x1="10cm" svg:y1="8.3cm" svg:x2="11cm" svg:y2="12.7cm" draw:start-shape="id28" draw:start-glue-point="2" draw:end-shape="id33" draw:end-glue-point="1" svg:d="M10000 8300v2050h1501v2350h-501" svg:viewBox="0 0 1502 4401">
          <text:p/>
        </draw:connector>
        <draw:custom-shape draw:style-name="gr3" draw:text-style-name="P1" xml:id="id35" draw:id="id35" draw:layer="layout" svg:width="1.3cm" svg:height="1.3cm" svg:x="10.886cm" svg:y="16.404cm">
          <text:p text:style-name="P1">g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1.1cm" svg:y1="13.8cm" svg:x2="11.536cm" svg:y2="16.404cm" draw:start-shape="id34" draw:start-glue-point="1" draw:end-shape="id35" draw:end-glue-point="4" svg:d="M11100 13800h500v1502h-64v1102" svg:viewBox="0 0 501 2605">
          <text:p/>
        </draw:connector>
        <draw:frame draw:style-name="gr13" draw:layer="layout" svg:width="3.7cm" svg:height="2.384cm" svg:x="12.9cm" svg:y="12.7cm">
          <draw:text-box>
            <text:p>TIP102 Power Transistor</text:p>
          </draw:text-box>
        </draw:frame>
      </draw:page>
      <draw:page draw:name="page5" draw:style-name="dp1" draw:master-page-name="Default">
        <draw:frame draw:style-name="gr2" draw:text-style-name="P2" draw:layer="layout" svg:width="18.3cm" svg:height="2.25cm" svg:x="1.3cm" svg:y="1.3cm">
          <draw:text-box>
            <text:p text:style-name="P2"><text:span text:style-name="T1">Gas Chromatograph – Outline Design 5 (MicroController)</text:span></text:p>
          </draw:text-box>
        </draw:frame>
        <draw:frame draw:style-name="gr14" draw:layer="layout" svg:width="11.9cm" svg:height="15.182cm" svg:x="2cm" svg:y="3.9cm">
          <draw:text-box>
            <text:p>D0 - Tx</text:p>
            <text:p>D1 - Rx</text:p>
            <text:p>D2 – Start/End Measurement Button</text:p>
            <text:p>D3 – Change Display Button</text:p>
            <text:p>D4 – Oven Temp OK LED Output</text:p>
            <text:p>D5 – Heater Output (PWM)</text:p>
            <text:p>D6 – Reserved for Flow Sensor PWM</text:p>
            <text:p>D7 – Heater auto/manual switch</text:p>
            <text:p>D8 – Heater on/off switch</text:p>
            <text:p>D9</text:p>
            <text:p>D10</text:p>
            <text:p>D11</text:p>
            <text:p>D12</text:p>
            <text:p>D13</text:p>
            <text:p/>
            <text:p>A0 – Oven Temperature Input</text:p>
            <text:p>A1 – Sensor Control Inlet Temp</text:p>
            <text:p>A2 – Sensor Sample Inlet Temp</text:p>
            <text:p>A3 – Sensor Outlet Differential Temp</text:p>
            <text:p>A4 - <text:s/>Sensor Ambient Temp</text:p>
            <text:p>A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Jones</meta:initial-creator>
    <meta:creation-date>2014-11-16T19:38:38.325653443</meta:creation-date>
    <dc:date>2014-11-16T20:42:22.054772118</dc:date>
    <dc:creator>Graham Jones</dc:creator>
    <meta:editing-duration>PT51M23S</meta:editing-duration>
    <meta:editing-cycles>8</meta:editing-cycles>
    <meta:generator>LibreOffice/4.2.4.2$Linux_X86_64 LibreOffice_project/420m0$Build-2</meta:generator>
    <meta:document-statistic meta:object-count="89"/>
  </office:meta>
</office:document-meta>
</file>